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Heading_20_2">
      <style:paragraph-properties fo:text-align="start" style:justify-single-word="false" fo:break-before="page"/>
    </style:style>
    <style:style style:name="P7" style:family="paragraph">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68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684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9cm" fo:min-width="1.057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7cm" fo:min-width="2.314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7cm" fo:min-width="2.394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12cm" fo:min-width="3.20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12cm" fo:min-width="3.4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lient / Server – Kommunikation</text:h>
      <text:p text:style-name="P1">Client und Server sind über TCP verbunden. Als Kommunikationsschnittstelle nutzt der Server das DataOutputStream und DataInputStream von Java. Der Client muss dem nach über eine zu Java kompatible Kommunikationsschnittstelle verfügen. Dabei können Probleme auftreten zum Beispiel bei unterschiedlichen Längen von Datentypen oder der Endian-Konvention.</text:p>
      <text:p text:style-name="P1"/>
      <text:p text:style-name="P1">Die Kommunikation läuft gruppiert in Paketen ab. Jedes Paket beginnt mit 1 Byte das es spezifiziert. Daran ist also zu erkennen um welches Paket es sich handelt. Daraufhin folgt je nach Paket eine bestimmt Anzahl an Bytes. Für jedes Paket ist definiert welche Daten gelesen/geschrieben werden müssen und um was für Daten es sich handelt.</text:p>
      <text:p text:style-name="P1"/>
      <text:p text:style-name="P1"/>
      <text:p text:style-name="P2"><draw:g text:anchor-type="as-char" draw:z-index="1" draw:style-name="gr14"><draw:rect draw:style-name="gr15" draw:text-style-name="P9" svg:width="15.84cm" svg:height="7.921cm" svg:x="0cm" svg:y="0cm"><text:p/></draw:rect><draw:rect draw:style-name="gr16" draw:text-style-name="P8" svg:width="2.641cm" svg:height="2.202cm" svg:x="0.439cm" svg:y="1.319cm"><text:p text:style-name="P7"><text:span text:style-name="T1">Pakete </text:span></text:p><text:p text:style-name="P7"><text:span text:style-name="T1">Lesen</text:span></text:p></draw:rect><draw:rect draw:style-name="gr17" draw:text-style-name="P8" svg:width="3.521cm" svg:height="2.202cm" svg:x="6.16cm" svg:y="1.319cm"><text:p text:style-name="P7"><text:span text:style-name="T1">Pakete </text:span></text:p><text:p text:style-name="P7"><text:span text:style-name="T1">Verarbeiten</text:span></text:p></draw:rect><draw:rect draw:style-name="gr18" draw:text-style-name="P8" svg:width="3.081cm" svg:height="2.202cm" svg:x="12.321cm" svg:y="1.319cm"><text:p text:style-name="P7"><text:span text:style-name="T1">Pakete </text:span></text:p><text:p text:style-name="P7"><text:span text:style-name="T1">Schreiben</text:span></text:p></draw:rect><draw:line draw:style-name="gr19" draw:text-style-name="P8" svg:x1="3.08cm" svg:y1="2.64cm" svg:x2="6.16cm" svg:y2="2.64cm"><text:p text:style-name="P7"><text:span text:style-name="T1">gibt Paket</text:span></text:p><text:p text:style-name="P7"><text:span text:style-name="T1">weiter</text:span></text:p></draw:line><draw:line draw:style-name="gr20" draw:text-style-name="P8" svg:x1="9.68cm" svg:y1="2.64cm" svg:x2="12.32cm" svg:y2="2.64cm"><text:p text:style-name="P7"><text:span text:style-name="T1">erstellt</text:span></text:p><text:p text:style-name="P7"><text:span text:style-name="T1">ggf.</text:span></text:p><text:p text:style-name="P7"><text:span text:style-name="T1">neues</text:span></text:p><text:p text:style-name="P7"><text:span text:style-name="T1">Paket</text:span></text:p></draw:line><draw:frame draw:style-name="gr21" draw:text-style-name="P12" svg:width="1.768cm" svg:height="0.821cm" svg:x="7.142cm" svg:y="0.122cm"><draw:text-box><text:p text:style-name="P10"><text:span text:style-name="T1">Client</text:span></text:p></draw:text-box></draw:frame><draw:rect draw:style-name="gr22" draw:text-style-name="P8" svg:width="15.84cm" svg:height="2.2cm" svg:x="0cm" svg:y="8.8cm"><text:p text:style-name="P7"><text:span text:style-name="T1">Server</text:span></text:p></draw:rect><draw:line draw:style-name="gr23" draw:text-style-name="P9" svg:x1="1.76cm" svg:y1="8.8cm" svg:x2="1.76cm" svg:y2="3.52cm"><text:p/></draw:line><draw:line draw:style-name="gr24" draw:text-style-name="P9" svg:x1="14.08cm" svg:y1="3.52cm" svg:x2="14.08cm" svg:y2="8.8cm"><text:p/></draw:line><draw:custom-shape draw:style-name="gr25" draw:text-style-name="P8" svg:width="3.521cm" svg:height="2.202cm" svg:x="6.16cm" svg:y="5.279cm"><text:p text:style-name="P7"><text:span text:style-name="T1">Spielwe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 draw:text-style-name="P9" svg:x1="7.92cm" svg:y1="3.52cm" svg:x2="7.92cm" svg:y2="5.28cm"><text:p/></draw:line><draw:frame draw:style-name="gr27" draw:text-style-name="P12" svg:width="3.195cm" svg:height="1.389cm" svg:x="6.516cm" svg:y="3.521cm"><draw:text-box><text:p text:style-name="P10"><text:span text:style-name="T1">Änderungen</text:span></text:p><text:p text:style-name="P7"><text:span text:style-name="T1">durchführen</text:span></text:p></draw:text-box></draw:frame><draw:line draw:style-name="gr28" draw:text-style-name="P9" svg:x1="9.68cm" svg:y1="6.16cm" svg:x2="12.32cm" svg:y2="3.52cm"><text:p/></draw:line><draw:frame draw:style-name="gr29" draw:text-style-name="P8" svg:width="3.278cm" svg:height="1.389cm" svg:x="9.781cm" svg:y="4.3cm"><draw:text-box><text:p text:style-name="P7"><text:span text:style-name="T1">erstellt ggf.</text:span></text:p><text:p text:style-name="P7"><text:span text:style-name="T1">neue Pakete</text:span></text:p></draw:text-box></draw:frame><draw:custom-shape draw:style-name="gr30" draw:text-style-name="P9" svg:width="0.44cm" svg:height="0.442cm" svg:x="9.153cm" svg:y="1.40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1" draw:text-style-name="P9" svg:width="0.502cm" svg:height="0.5cm" svg:x="0.499cm" svg:y="11.65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32" draw:text-style-name="P12" svg:width="5.483cm" svg:height="0.821cm" svg:x="0.801cm" svg:y="11.501cm"><draw:text-box><text:p text:style-name="P10"><text:span text:style-name="T1">: Paket-Warteschlange</text:span></text:p></draw:text-box></draw:frame><draw:rect draw:style-name="gr33" draw:text-style-name="P9" svg:width="0.502cm" svg:height="0.502cm" svg:x="0.499cm" svg:y="12.469cm"><text:p/></draw:rect><draw:frame draw:style-name="gr34" draw:text-style-name="P12" svg:width="2.336cm" svg:height="0.821cm" svg:x="0.801cm" svg:y="12.319cm"><draw:text-box><text:p text:style-name="P10"><text:span text:style-name="T1">: Thread</text:span></text:p></draw:text-box></draw:frame><draw:frame draw:style-name="gr35" draw:text-style-name="P13" svg:width="4.229cm" svg:height="0.659cm" svg:x="11.599cm" svg:y="8.86cm"><draw:text-box><text:p text:style-name="P10"><text:span text:style-name="T2">[Java-DataInputStream]</text:span></text:p></draw:text-box></draw:frame><draw:frame draw:style-name="gr36" draw:text-style-name="P13" svg:width="4.504cm" svg:height="0.659cm" svg:x="0cm" svg:y="8.8cm"><draw:text-box><text:p text:style-name="P10"><text:span text:style-name="T2">[Java-DataOutputStream]</text:span></text:p></draw:text-box></draw:frame><draw:ellipse draw:style-name="gr37" draw:text-style-name="P9" svg:width="0.502cm" svg:height="0.5cm" svg:x="0.499cm" svg:y="13.19cm"><text:p/></draw:ellipse><draw:frame draw:style-name="gr38" draw:text-style-name="P12" svg:width="2.371cm" svg:height="0.821cm" svg:x="0.801cm" svg:y="13.037cm"><draw:text-box><text:p text:style-name="P10"><text:span text:style-name="T1">: Instanz</text:span></text:p></draw:text-box></draw:frame><draw:custom-shape draw:style-name="gr39" draw:text-style-name="P9" svg:width="0.442cm" svg:height="0.442cm" svg:x="14.871cm" svg:y="1.40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6" text:outline-level="2">Pakete Lesen – Thread</text:h>
      <text:p text:style-name="P1">Der "Pakete Lesen Thread" liest sequenziell die vom Server reinkommenden Paket ein und gibt sie an den "Pakete Verarbeiten Thread" ab. Die Paket werden nach dem Lesen nicht im selben Thread verarbeitet, weil dadurch das Lesen weiterer Pakete blockiert wird und der Server dann die Verbindung mit Buffer-Overflow trennt.</text:p>
      <text:p text:style-name="P1"/>
      <text:p text:style-name="P2"><draw:g text:anchor-type="as-char" draw:z-index="0" draw:style-name="gr1"><draw:custom-shape draw:style-name="gr2" draw:text-style-name="P8" svg:width="1.648cm" svg:height="0.825cm" svg:x="5.803cm" svg:y="0cm"><text:p text:style-name="P7"><text:span text:style-name="T1">Star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3" draw:text-style-name="P8" svg:width="2.47cm" svg:height="1.646cm" svg:x="5.392cm" svg:y="2.058cm"><text:p text:style-name="P7"><text:span text:style-name="T1">lese</text:span></text:p><text:p text:style-name="P7"><text:span text:style-name="T1">1 Byte</text:spa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4" draw:text-style-name="P9" svg:x1="6.627cm" svg:y1="0.823cm" svg:x2="6.627cm" svg:y2="2.058cm"><text:p/></draw:line><draw:custom-shape draw:style-name="gr5" draw:text-style-name="P8" svg:width="3.292cm" svg:height="2.47cm" svg:x="4.981cm" svg:y="4.526cm"><text:p text:style-name="P7"><text:span text:style-name="T1">existiert</text:span></text:p><text:p text:style-name="P7"><text:span text:style-name="T1">Paket?</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4" draw:text-style-name="P9" svg:x1="6.627cm" svg:y1="3.704cm" svg:x2="6.627cm" svg:y2="4.527cm"><text:p/></draw:line><draw:custom-shape draw:style-name="gr2" draw:text-style-name="P8" svg:width="1.648cm" svg:height="0.825cm" svg:x="10.329cm" svg:y="5.35cm"><text:p text:style-name="P7"><text:span text:style-name="T1">Fehle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style-name="gr4" draw:text-style-name="P9" svg:x1="8.273cm" svg:y1="5.761cm" svg:x2="10.331cm" svg:y2="5.761cm"><text:p/></draw:line><draw:frame draw:style-name="gr6" draw:text-style-name="P11" svg:width="1.438cm" svg:height="0.821cm" svg:x="8.52cm" svg:y="5.068cm"><draw:text-box><text:p text:style-name="P10"><text:span text:style-name="T1">nein</text:span></text:p></draw:text-box></draw:frame><draw:custom-shape draw:style-name="gr7" draw:text-style-name="P8" svg:width="4.116cm" svg:height="2.47cm" svg:x="4.568cm" svg:y="8.641cm"><text:p text:style-name="P7"><text:span text:style-name="T1">lese Bytes</text:span></text:p><text:p text:style-name="P7"><text:span text:style-name="T1">laut Paket-</text:span></text:p><text:p text:style-name="P7"><text:span text:style-name="T1">definition</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4" draw:text-style-name="P9" svg:x1="6.627cm" svg:y1="6.996cm" svg:x2="6.627cm" svg:y2="8.642cm"><text:p/></draw:line><draw:frame draw:style-name="gr8" draw:text-style-name="P12" svg:width="0.89cm" svg:height="0.821cm" svg:x="5.98cm" svg:y="7.077cm"><draw:text-box><text:p text:style-name="P10"><text:span text:style-name="T1">ja</text:span></text:p></draw:text-box></draw:frame><draw:custom-shape draw:style-name="gr5" draw:text-style-name="P8" svg:width="4.116cm" svg:height="3.294cm" svg:x="4.568cm" svg:y="12.756cm"><text:p text:style-name="P7"><text:span text:style-name="T1">Thread</text:span></text:p><text:p text:style-name="P7"><text:span text:style-name="T1">gestoppt?</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 draw:text-style-name="P8" svg:width="1.648cm" svg:height="0.825cm" svg:x="5.803cm" svg:y="17.283cm"><text:p text:style-name="P7"><text:span text:style-name="T1">End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line draw:style-name="gr4" draw:text-style-name="P9" svg:x1="6.627cm" svg:y1="16.049cm" svg:x2="6.627cm" svg:y2="17.284cm"><text:p/></draw:line><draw:line draw:style-name="gr9" draw:text-style-name="P9" svg:x1="4.569cm" svg:y1="14.402cm" svg:x2="2.1cm" svg:y2="14.402cm"><text:p/></draw:line><draw:line draw:style-name="gr9" draw:text-style-name="P9" svg:x1="2.1cm" svg:y1="14.403cm" svg:x2="2.1cm" svg:y2="2.881cm"><text:p/></draw:line><draw:line draw:style-name="gr4" draw:text-style-name="P9" svg:x1="2.1cm" svg:y1="2.881cm" svg:x2="5.392cm" svg:y2="2.881cm"><text:p/></draw:line><draw:frame draw:style-name="gr8" draw:text-style-name="P12" svg:width="0.89cm" svg:height="0.821cm" svg:x="5.967cm" svg:y="16cm"><draw:text-box><text:p text:style-name="P10"><text:span text:style-name="T1">ja</text:span></text:p></draw:text-box></draw:frame><draw:frame draw:style-name="gr10" draw:text-style-name="P12" svg:width="1.438cm" svg:height="0.821cm" svg:x="3.298cm" svg:y="13.709cm"><draw:text-box><text:p text:style-name="P10"><text:span text:style-name="T1">nein</text:span></text:p></draw:text-box></draw:frame><draw:custom-shape draw:style-name="gr3" draw:text-style-name="P8" svg:width="4.116cm" svg:height="2.47cm" svg:x="9.918cm" svg:y="8.641cm"><text:p text:style-name="P7"><text:span text:style-name="T1">gebe Paket in</text:span></text:p><text:p text:style-name="P7"><text:span text:style-name="T1">die Warteschlange</text:span></text:p><text:p text:style-name="P7"><text:span text:style-name="T1">des „Verarbeiten-</text:span></text:p><text:p text:style-name="P7"><text:span text:style-name="T1">Thread“</text:spa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4" draw:text-style-name="P9" svg:x1="8.684cm" svg:y1="9.876cm" svg:x2="9.919cm" svg:y2="9.876cm"><text:p/></draw:line><draw:custom-shape draw:style-name="gr3" draw:text-style-name="P8" svg:width="4.116cm" svg:height="2.47cm" svg:x="9.918cm" svg:y="13.167cm"><text:p text:style-name="P7"><text:span text:style-name="T1">„</text:span><text:span text:style-name="T1">Verarbeiten-</text:span></text:p><text:p text:style-name="P7"><text:span text:style-name="T1">Thread“ Fort-</text:span></text:p><text:p text:style-name="P7"><text:span text:style-name="T1">setzensignal</text:span></text:p><text:p text:style-name="P7"><text:span text:style-name="T1">mitteilen</text:spa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4" draw:text-style-name="P9" svg:x1="11.976cm" svg:y1="11.11cm" svg:x2="11.976cm" svg:y2="13.168cm"><text:p/></draw:line><draw:line draw:style-name="gr4" draw:text-style-name="P9" svg:x1="9.919cm" svg:y1="14.402cm" svg:x2="8.684cm" svg:y2="14.402cm"><text:p/></draw:line><draw:custom-shape draw:style-name="gr11" draw:text-style-name="P9" svg:width="0.412cm" svg:height="0.412cm" svg:x="13.54cm" svg:y="8.724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2" draw:text-style-name="P9" svg:width="0.412cm" svg:height="0.412cm" svg:x="13.58cm" svg:y="13.25cm"><text:p/><draw:enhanced-geometry svg:viewBox="0 0 21600 21600" draw:mirror-horizontal="false" draw:mirror-vertical="fals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draw:style-name="gr13" draw:text-style-name="P12" svg:width="5.483cm" svg:height="0.821cm" svg:x="0.312cm" svg:y="16.605cm"><draw:text-box><text:p text:style-name="P10"><text:span text:style-name="T1">: Paket-Warteschlange</text:span></text:p></draw:text-box></draw:frame><draw:frame draw:style-name="gr13" draw:text-style-name="P12" svg:width="4.779cm" svg:height="0.821cm" svg:x="0.31cm" svg:y="17.406cm"><draw:text-box><text:p text:style-name="P10"><text:span text:style-name="T1">: Thread-Steuerung</text:span></text:p></draw:text-box></draw:frame><draw:custom-shape draw:style-name="gr11" draw:text-style-name="P9" svg:width="0.412cm" svg:height="0.412cm" svg:x="0cm" svg:y="16.80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2" draw:text-style-name="P9" svg:width="0.412cm" svg:height="0.412cm" svg:x="0cm" svg:y="17.604cm"><text:p/><draw:enhanced-geometry svg:viewBox="0 0 21600 21600" draw:mirror-horizontal="false" draw:mirror-vertical="fals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g></text:p>
      <text:h text:style-name="P6" text:outline-level="2">Pakete Verarbeiten – Thread</text:h>
      <text:p text:style-name="Text_20_body">Dieser Thread besitzt eine Prioritätswarteschlange (priority_queue) von Paketen. Sie wird vom "Pakete Lesen Thread" gefüllt. Die Warteschlange wird in Reihenfolge der Priorität abgearbeitet. Minecraft an sich sieht keine priorisierte Behandlung von Paketen vor. Dies ist aber notwendig um auf langsameren Geräten eine kontinuierliche Verbindung Aufrecht zu erhalten. Zum Beispiel muß auf das "KeepAlive"-Paket innerhalb einer gewissen Zeit geantwortet werden, sonst trennt der Server die Verbindung. Wenn die Warteschlange des Threads leer ist, wird gewartet bis er vom "Paket Lesen Thread" ein Signal zum fortsetzen bekommt.</text:p>
      <text:h text:style-name="P6" text:outline-level="2">Pakete Schreiben – Thread</text:h>
      <text:p text:style-name="Text_20_body">Wie auch der "Pakete Verarbeiten Thread" besitzt dieser Thread, aus dem selben Grund, auch eine <text:s/>Prioritätswarteschl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8M28S</meta:editing-duration>
    <meta:editing-cycles>10</meta:editing-cycles>
    <meta:generator>OpenOffice.org/3.3$Win32 OpenOffice.org_project/330m20$Build-9567</meta:generator>
    <dc:date>2012-03-07T13:36:34.05</dc:date>
    <meta:print-date>2012-03-07T13:27:37.04</meta:print-date>
    <meta:document-statistic meta:table-count="0" meta:image-count="0" meta:object-count="0" meta:page-count="4" meta:paragraph-count="11" meta:word-count="266" meta:character-count="1859"/>
    <meta:user-defined meta:name="Info 1"/>
    <meta:user-defined meta:name="Info 2"/>
    <meta:user-defined meta:name="Info 3"/>
    <meta:user-defined meta:name="Info 4"/>
  </office:meta>
</office:document-meta>
</file>